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turn First</text:p>
          </table:table-cell>
          <table:table-cell table:style-name="Default"/>
          <table:table-cell/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5"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Linear Search</text:p>
          </table:table-cell>
          <table:table-cell table:style-name="Default"/>
          <table:table-cell/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43" calcext:value-type="float">
            <text:p>4.3E-05</text:p>
          </table:table-cell>
          <table:table-cell table:style-name="ce2" office:value-type="float" office:value="0.000049" calcext:value-type="float">
            <text:p>4.9E-05</text:p>
          </table:table-cell>
          <table:table-cell table:style-name="ce2" office:value-type="float" office:value="0.000033" calcext:value-type="float">
            <text:p>3.3E-05</text:p>
          </table:table-cell>
          <table:table-cell table:style-name="ce2" office:value-type="float" office:value="0.000073" calcext:value-type="float">
            <text:p>7.3E-05</text:p>
          </table:table-cell>
          <table:table-cell table:style-name="ce2" office:value-type="float" office:value="0.000042" calcext:value-type="float">
            <text:p>4.2E-05</text:p>
          </table:table-cell>
          <table:table-cell table:style-name="ce2" office:value-type="float" office:value="0.000065" calcext:value-type="float">
            <text:p>6.5E-05</text:p>
          </table:table-cell>
          <table:table-cell table:style-name="ce2" office:value-type="float" office:value="0.000133" calcext:value-type="float">
            <text:p>0.000133</text:p>
          </table:table-cell>
          <table:table-cell table:style-name="ce2" office:value-type="float" office:value="0.000094" calcext:value-type="float">
            <text:p>9.4E-05</text:p>
          </table:table-cell>
          <table:table-cell table:style-name="ce2" office:value-type="float" office:value="0.000141" calcext:value-type="float">
            <text:p>0.000141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457" calcext:value-type="float">
            <text:p>0.000457</text:p>
          </table:table-cell>
          <table:table-cell table:number-columns-repeated="3" table:style-name="ce1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242" calcext:value-type="float">
            <text:p>0.000242</text:p>
          </table:table-cell>
          <table:table-cell table:style-name="ce4" office:value-type="float" office:value="0.000335" calcext:value-type="float">
            <text:p>0.000335</text:p>
          </table:table-cell>
          <table:table-cell office:value-type="float" office:value="0.000287" calcext:value-type="float">
            <text:p>0.000287</text:p>
          </table:table-cell>
          <table:table-cell table:style-name="Default" office:value-type="float" office:value="0.000328" calcext:value-type="float">
            <text:p>0.000328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2418" calcext:value-type="float">
            <text:p>0.002418</text:p>
          </table:table-cell>
          <table:table-cell office:value-type="float" office:value="0.002612" calcext:value-type="float">
            <text:p>0.002612</text:p>
          </table:table-cell>
          <table:table-cell office:value-type="float" office:value="0.00249" calcext:value-type="float">
            <text:p>0.002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97" calcext:value-type="float">
            <text:p>0.000297</text:p>
          </table:table-cell>
          <table:table-cell table:style-name="Default" office:value-type="float" office:value="0.000283" calcext:value-type="float">
            <text:p>0.000283</text:p>
          </table:table-cell>
          <table:table-cell office:value-type="float" office:value="0.000306" calcext:value-type="float">
            <text:p>0.000306</text:p>
          </table:table-cell>
          <table:table-cell table:style-name="ce2" office:value-type="float" office:value="0.000355" calcext:value-type="float">
            <text:p>0.000355</text:p>
          </table:table-cell>
          <table:table-cell table:style-name="ce2" office:value-type="float" office:value="0.000449" calcext:value-type="float">
            <text:p>0.000449</text:p>
          </table:table-cell>
          <table:table-cell table:style-name="ce2" office:value-type="float" office:value="0.000345" calcext:value-type="float">
            <text:p>0.000345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1582" calcext:value-type="float">
            <text:p>0.00158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633" calcext:value-type="float">
            <text:p>0.000633</text:p>
          </table:table-cell>
          <table:table-cell table:style-name="Default" office:value-type="float" office:value="0.002474" calcext:value-type="float">
            <text:p>0.002474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222" calcext:value-type="float">
            <text:p>0.003222</text:p>
          </table:table-cell>
          <table:table-cell table:style-name="ce2" office:value-type="float" office:value="0.001184" calcext:value-type="float">
            <text:p>0.001184</text:p>
          </table:table-cell>
          <table:table-cell table:style-name="ce2" office:value-type="float" office:value="0.001153" calcext:value-type="float">
            <text:p>0.001153</text:p>
          </table:table-cell>
          <table:table-cell table:style-name="ce2" office:value-type="float" office:value="0.001255" calcext:value-type="float">
            <text:p>0.00125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1281" calcext:value-type="float">
            <text:p>0.00128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454" calcext:value-type="float">
            <text:p>0.00145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2022" calcext:value-type="float">
            <text:p>0.002022</text:p>
          </table:table-cell>
          <table:table-cell office:value-type="float" office:value="0.002019" calcext:value-type="float">
            <text:p>0.0020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7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7" table:style-name="ce1" office:value-type="string" calcext:value-type="string">
            <text:p>x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ubble Sort</text:p>
          </table:table-cell>
          <table:table-cell table:style-name="Default"/>
          <table:table-cell/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22" calcext:value-type="float">
            <text:p>0.00022</text:p>
          </table:table-cell>
          <table:table-cell table:style-name="ce2" office:value-type="float" office:value="0.000261" calcext:value-type="float">
            <text:p>0.000261</text:p>
          </table:table-cell>
          <table:table-cell table:style-name="ce2" office:value-type="float" office:value="0.000194" calcext:value-type="float">
            <text:p>0.000194</text:p>
          </table:table-cell>
          <table:table-cell office:value-type="float" office:value="0.007996" calcext:value-type="float">
            <text:p>0.007996</text:p>
          </table:table-cell>
          <table:table-cell office:value-type="float" office:value="0.007809" calcext:value-type="float">
            <text:p>0.007809</text:p>
          </table:table-cell>
          <table:table-cell table:style-name="ce3" office:value-type="float" office:value="0.007202" calcext:value-type="float">
            <text:p>0.007202</text:p>
          </table:table-cell>
          <table:table-cell office:value-type="float" office:value="0.664577" calcext:value-type="float">
            <text:p>0.664577</text:p>
          </table:table-cell>
          <table:table-cell table:style-name="Default" office:value-type="float" office:value="0.661518" calcext:value-type="float">
            <text:p>0.661518</text:p>
          </table:table-cell>
          <table:table-cell office:value-type="float" office:value="0.656477" calcext:value-type="float">
            <text:p>0.656477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638" calcext:value-type="float">
            <text:p>0.000638</text:p>
          </table:table-cell>
          <table:table-cell table:style-name="ce2" office:value-type="float" office:value="0.006317" calcext:value-type="float">
            <text:p>0.006317</text:p>
          </table:table-cell>
          <table:table-cell table:style-name="ce2" office:value-type="float" office:value="0.006494" calcext:value-type="float">
            <text:p>0.006494</text:p>
          </table:table-cell>
          <table:table-cell table:style-name="ce2" office:value-type="float" office:value="0.006363" calcext:value-type="float">
            <text:p>0.006363</text:p>
          </table:table-cell>
          <table:table-cell office:value-type="float" office:value="0.318642" calcext:value-type="float">
            <text:p>0.318642</text:p>
          </table:table-cell>
          <table:table-cell table:style-name="Default" office:value-type="float" office:value="0.321097" calcext:value-type="float">
            <text:p>0.321097</text:p>
          </table:table-cell>
          <table:table-cell office:value-type="float" office:value="0.319143" calcext:value-type="float">
            <text:p>0.319143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09" calcext:value-type="float">
            <text:p>0.00109</text:p>
          </table:table-cell>
          <table:table-cell table:style-name="ce3" office:value-type="float" office:value="0.007593" calcext:value-type="float">
            <text:p>0.007593</text:p>
          </table:table-cell>
          <table:table-cell office:value-type="float" office:value="0.008729" calcext:value-type="float">
            <text:p>0.008729</text:p>
          </table:table-cell>
          <table:table-cell office:value-type="float" office:value="0.008007" calcext:value-type="float">
            <text:p>0.008007</text:p>
          </table:table-cell>
          <table:table-cell office:value-type="float" office:value="0.241381" calcext:value-type="float">
            <text:p>0.241381</text:p>
          </table:table-cell>
          <table:table-cell table:style-name="Default" office:value-type="float" office:value="0.230547" calcext:value-type="float">
            <text:p>0.230547</text:p>
          </table:table-cell>
          <table:table-cell office:value-type="float" office:value="0.2206" calcext:value-type="float">
            <text:p>0.2206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.013553" calcext:value-type="float">
            <text:p>0.013553</text:p>
          </table:table-cell>
          <table:table-cell office:value-type="float" office:value="0.011395" calcext:value-type="float">
            <text:p>0.011395</text:p>
          </table:table-cell>
          <table:table-cell office:value-type="float" office:value="0.011761" calcext:value-type="float">
            <text:p>0.011761</text:p>
          </table:table-cell>
          <table:table-cell table:style-name="ce2" office:value-type="float" office:value="0.178448" calcext:value-type="float">
            <text:p>0.178448</text:p>
          </table:table-cell>
          <table:table-cell table:style-name="ce2" office:value-type="float" office:value="0.188236" calcext:value-type="float">
            <text:p>0.188236</text:p>
          </table:table-cell>
          <table:table-cell table:style-name="ce2" office:value-type="float" office:value="0.196197" calcext:value-type="float">
            <text:p>0.196197</text:p>
          </table:table-cell>
          <table:table-cell office:value-type="float" office:value="14.174566" calcext:value-type="float">
            <text:p>14.174566</text:p>
          </table:table-cell>
          <table:table-cell office:value-type="float" office:value="13.725236" calcext:value-type="float">
            <text:p>13.725236</text:p>
          </table:table-cell>
          <table:table-cell office:value-type="float" office:value="15.253707" calcext:value-type="float">
            <text:p>15.253707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0.002298" calcext:value-type="float">
            <text:p>0.002298</text:p>
          </table:table-cell>
          <table:table-cell office:value-type="float" office:value="0.016522" calcext:value-type="float">
            <text:p>0.01652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0.205442" calcext:value-type="float">
            <text:p>0.205442</text:p>
          </table:table-cell>
          <table:table-cell table:style-name="Default" office:value-type="float" office:value="0.214214" calcext:value-type="float">
            <text:p>0.214214</text:p>
          </table:table-cell>
          <table:table-cell office:value-type="float" office:value="0.204684" calcext:value-type="float">
            <text:p>0.204684</text:p>
          </table:table-cell>
          <table:table-cell table:style-name="ce2" office:value-type="float" office:value="6.499538" calcext:value-type="float">
            <text:p>6.499538</text:p>
          </table:table-cell>
          <table:table-cell table:style-name="ce2" office:value-type="float" office:value="6.618941" calcext:value-type="float">
            <text:p>6.618941</text:p>
          </table:table-cell>
          <table:table-cell table:style-name="ce2" office:value-type="float" office:value="6.638239" calcext:value-type="float">
            <text:p>6.6382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" table:style-name="ce1" office:value-type="string" calcext:value-type="string">
            <text:p>x</text:p>
          </table:table-cell>
          <table:table-cell office:value-type="float" office:value="0.336151" calcext:value-type="float">
            <text:p>0.336151</text:p>
          </table:table-cell>
          <table:table-cell table:style-name="Default" office:value-type="float" office:value="0.381907" calcext:value-type="float">
            <text:p>0.381907</text:p>
          </table:table-cell>
          <table:table-cell office:value-type="float" office:value="0.345356" calcext:value-type="float">
            <text:p>0.345356</text:p>
          </table:table-cell>
          <table:table-cell office:value-type="float" office:value="6.672235" calcext:value-type="float">
            <text:p>6.672235</text:p>
          </table:table-cell>
          <table:table-cell office:value-type="float" office:value="6.740113" calcext:value-type="float">
            <text:p>6.740113</text:p>
          </table:table-cell>
          <table:table-cell office:value-type="float" office:value="6.744713" calcext:value-type="float">
            <text:p>6.744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7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trix Multiply</text:p>
          </table:table-cell>
          <table:table-cell table:style-name="Default"/>
          <table:table-cell/>
          <table:table-cell table:style-name="ce1" office:value-type="string" calcext:value-type="string">
            <text:p>100x100</text:p>
          </table:table-cell>
          <table:table-cell table:number-columns-repeated="2"/>
          <table:table-cell table:style-name="ce1" office:value-type="string" calcext:value-type="string">
            <text:p>1000x100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9901" calcext:value-type="float">
            <text:p>0.009901</text:p>
          </table:table-cell>
          <table:table-cell office:value-type="float" office:value="0.009867" calcext:value-type="float">
            <text:p>0.009867</text:p>
          </table:table-cell>
          <table:table-cell office:value-type="float" office:value="12.671624" calcext:value-type="float">
            <text:p>12.671624</text:p>
          </table:table-cell>
          <table:table-cell office:value-type="float" office:value="12.638597" calcext:value-type="float">
            <text:p>12.638597</text:p>
          </table:table-cell>
          <table:table-cell office:value-type="float" office:value="12.883976" calcext:value-type="float">
            <text:p>12.883976</text:p>
          </table:table-cell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6524" calcext:value-type="float">
            <text:p>0.006524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10.260506" calcext:value-type="float">
            <text:p>10.260506</text:p>
          </table:table-cell>
          <table:table-cell office:value-type="float" office:value="9.975474" calcext:value-type="float">
            <text:p>9.975474</text:p>
          </table:table-cell>
          <table:table-cell office:value-type="float" office:value="10.187046" calcext:value-type="float">
            <text:p>10.187046</text:p>
          </table:table-cell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0.003261" calcext:value-type="float">
            <text:p>0.003261</text:p>
          </table:table-cell>
          <table:table-cell office:value-type="float" office:value="3.919483" calcext:value-type="float">
            <text:p>3.919483</text:p>
          </table:table-cell>
          <table:table-cell office:value-type="float" office:value="3.928724" calcext:value-type="float">
            <text:p>3.928724</text:p>
          </table:table-cell>
          <table:table-cell office:value-type="float" office:value="3.932763" calcext:value-type="float">
            <text:p>3.932763</text:p>
          </table:table-cell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5891" calcext:value-type="float">
            <text:p>0.005891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2.741355" calcext:value-type="float">
            <text:p>2.741355</text:p>
          </table:table-cell>
          <table:table-cell office:value-type="float" office:value="2.870079" calcext:value-type="float">
            <text:p>2.870079</text:p>
          </table:table-cell>
          <table:table-cell office:value-type="float" office:value="3.083688" calcext:value-type="float">
            <text:p>3.083688</text:p>
          </table:table-cell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0.001501" calcext:value-type="float">
            <text:p>0.001501</text:p>
          </table:table-cell>
          <table:table-cell table:style-name="ce2" office:value-type="float" office:value="0.002047" calcext:value-type="float">
            <text:p>0.002047</text:p>
          </table:table-cell>
          <table:table-cell table:style-name="ce2" office:value-type="float" office:value="0.001547" calcext:value-type="float">
            <text:p>0.001547</text:p>
          </table:table-cell>
          <table:table-cell office:value-type="float" office:value="0.975274" calcext:value-type="float">
            <text:p>0.975274</text:p>
          </table:table-cell>
          <table:table-cell office:value-type="float" office:value="0.990829" calcext:value-type="float">
            <text:p>0.990829</text:p>
          </table:table-cell>
          <table:table-cell office:value-type="float" office:value="0.976033" calcext:value-type="float">
            <text:p>0.976033</text:p>
          </table:table-cell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552823" calcext:value-type="float">
            <text:p>0.552823</text:p>
          </table:table-cell>
          <table:table-cell office:value-type="float" office:value="0.572583" calcext:value-type="float">
            <text:p>0.572583</text:p>
          </table:table-cell>
          <table:table-cell office:value-type="float" office:value="0.571932" calcext:value-type="float">
            <text:p>0.571932</text:p>
          </table:table-cell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5836" calcext:value-type="float">
            <text:p>0.005836</text:p>
          </table:table-cell>
          <table:table-cell office:value-type="float" office:value="0.005572" calcext:value-type="float">
            <text:p>0.005572</text:p>
          </table:table-cell>
          <table:table-cell office:value-type="float" office:value="0.005778" calcext:value-type="float">
            <text:p>0.005778</text:p>
          </table:table-cell>
          <table:table-cell table:style-name="ce2" office:value-type="float" office:value="0.547563" calcext:value-type="float">
            <text:p>0.547563</text:p>
          </table:table-cell>
          <table:table-cell table:style-name="ce2" office:value-type="float" office:value="0.523681" calcext:value-type="float">
            <text:p>0.523681</text:p>
          </table:table-cell>
          <table:table-cell table:style-name="ce2" office:value-type="float" office:value="0.516682" calcext:value-type="float">
            <text:p>0.516682</text:p>
          </table:table-cell>
          <table:table-cell table:style-name="ce1"/>
          <table:table-cell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20:28:12.020676998</meta:creation-date>
    <dc:date>2020-03-05T23:12:13.370802137</dc:date>
    <meta:editing-duration>PT7M48S</meta:editing-duration>
    <meta:editing-cycles>3</meta:editing-cycles>
    <meta:generator>LibreOffice/6.4.1.2$Linux_X86_64 LibreOffice_project/e1ad903d8acbc5f5b474f1d8ec3defef24b8c46b</meta:generator>
    <meta:document-statistic meta:table-count="1" meta:cell-count="382" meta:object-count="0"/>
  </office:meta>
</office:document-meta>
</file>